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acd1d8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1" draw:layer="layout" svg:width="0.799cm" svg:height="0.799cm" svg:x="1.8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2" draw:text-style-name="P1" draw:layer="layout" svg:width="0.799cm" svg:height="0.799cm" svg:x="2.6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2" draw:text-style-name="P1" draw:layer="layout" svg:width="0.799cm" svg:height="0.799cm" svg:x="3.499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1" draw:layer="layout" svg:width="0.799cm" svg:height="0.799cm" svg:x="1.8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2" draw:text-style-name="P1" draw:layer="layout" svg:width="0.799cm" svg:height="0.799cm" svg:x="2.6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" draw:text-style-name="P1" draw:layer="layout" svg:width="0.799cm" svg:height="0.799cm" svg:x="3.499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2" draw:text-style-name="P1" draw:layer="layout" svg:width="0.799cm" svg:height="0.799cm" svg:x="1.8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2" draw:text-style-name="P1" draw:layer="layout" svg:width="0.799cm" svg:height="0.799cm" svg:x="2.6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2" draw:text-style-name="P1" draw:layer="layout" svg:width="0.799cm" svg:height="0.799cm" svg:x="3.499cm" svg:y="12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3" draw:text-style-name="P2" draw:layer="layout" svg:width="0.799cm" svg:height="0.799cm" svg:x="14.7cm" svg:y="3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" draw:text-style-name="P2" draw:layer="layout" svg:width="0.799cm" svg:height="0.799cm" svg:x="14.7cm" svg:y="5.1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3" draw:text-style-name="P2" draw:layer="layout" svg:width="0.799cm" svg:height="0.799cm" svg:x="14.7cm" svg:y="6.5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3" draw:text-style-name="P2" draw:layer="layout" svg:width="0.799cm" svg:height="0.799cm" svg:x="14.7cm" svg:y="7.9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" draw:style-name="gr4" draw:text-style-name="P2" draw:layer="layout" svg:width="0.799cm" svg:height="0.799cm" svg:x="14.3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4" draw:text-style-name="P2" draw:layer="layout" svg:width="0.799cm" svg:height="0.799cm" svg:x="15.1cm" svg:y="11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4" draw:text-style-name="P2" draw:layer="layout" svg:width="0.799cm" svg:height="0.799cm" svg:x="14.3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4" draw:text-style-name="P2" draw:layer="layout" svg:width="0.799cm" svg:height="0.799cm" svg:x="15.1cm" svg:y="11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9" draw:style-name="gr5" draw:text-style-name="P3" draw:layer="layout" svg:width="11.2cm" svg:height="1.9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0" draw:style-name="gr5" draw:text-style-name="P3" draw:layer="layout" svg:width="11.2cm" svg:height="3.3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3" draw:style-name="gr5" draw:text-style-name="P3" draw:layer="layout" svg:width="11.2cm" svg:height="4.8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6" draw:style-name="gr5" draw:text-style-name="P3" draw:layer="layout" svg:width="11.2cm" svg:height="6.2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9" draw:style-name="gr5" draw:text-style-name="P3" draw:layer="layout" svg:width="11.2cm" svg:height="0.9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2" draw:style-name="gr5" draw:text-style-name="P3" draw:layer="layout" svg:width="11.2cm" svg:height="2.3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" draw:style-name="gr5" draw:text-style-name="P3" draw:layer="layout" svg:width="11.2cm" svg:height="3.7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8" draw:style-name="gr5" draw:text-style-name="P3" draw:layer="layout" svg:width="11.2cm" svg:height="5.2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1" draw:style-name="gr5" draw:text-style-name="P3" draw:layer="layout" svg:width="11cm" svg:height="0.001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3" draw:style-name="gr5" draw:text-style-name="P3" draw:layer="layout" svg:width="11.2cm" svg:height="1.3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6" draw:style-name="gr5" draw:text-style-name="P3" draw:layer="layout" svg:width="11.2cm" svg:height="2.7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9" draw:style-name="gr5" draw:text-style-name="P3" draw:layer="layout" svg:width="11.2cm" svg:height="4.1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2" draw:style-name="gr5" draw:text-style-name="P3" draw:layer="layout" svg:width="11.2cm" svg:height="0.999cm" svg:x="3.499cm" svg:y="4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5" draw:style-name="gr5" draw:text-style-name="P3" draw:layer="layout" svg:width="11.2cm" svg:height="0.3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8" draw:style-name="gr5" draw:text-style-name="P3" draw:layer="layout" svg:width="11.2cm" svg:height="1.7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11" draw:style-name="gr5" draw:text-style-name="P3" draw:layer="layout" svg:width="11.2cm" svg:height="3.1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14" draw:style-name="gr5" draw:text-style-name="P3" draw:layer="layout" svg:width="11.2cm" svg:height="1.999cm" svg:x="3.499cm" svg:y="4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15" draw:style-name="gr5" draw:text-style-name="P3" draw:layer="layout" svg:width="11.2cm" svg:height="0.599cm" svg:x="3.499cm" svg:y="5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18" draw:style-name="gr5" draw:text-style-name="P3" draw:layer="layout" svg:width="11.2cm" svg:height="0.7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21" draw:style-name="gr5" draw:text-style-name="P3" draw:layer="layout" svg:width="11.2cm" svg:height="2.1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24" draw:style-name="gr5" draw:text-style-name="P3" draw:layer="layout" svg:width="11.2cm" svg:height="2.999cm" svg:x="3.499cm" svg:y="4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27" draw:style-name="gr5" draw:text-style-name="P3" draw:layer="layout" svg:width="11.2cm" svg:height="1.599cm" svg:x="3.499cm" svg:y="5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30" draw:style-name="gr5" draw:text-style-name="P3" draw:layer="layout" svg:width="11cm" svg:height="0.199cm" svg:x="3.499cm" svg:y="6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33" draw:style-name="gr5" draw:text-style-name="P3" draw:layer="layout" svg:width="11cm" svg:height="1.199cm" svg:x="3.499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36" draw:style-name="gr5" draw:text-style-name="P3" draw:layer="layout" svg:width="11.2cm" svg:height="3.999cm" svg:x="3.499cm" svg:y="4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39" draw:style-name="gr5" draw:text-style-name="P3" draw:layer="layout" svg:width="11.2cm" svg:height="2.599cm" svg:x="3.499cm" svg:y="5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42" draw:style-name="gr5" draw:text-style-name="P3" draw:layer="layout" svg:width="11.2cm" svg:height="1.199cm" svg:x="3.499cm" svg:y="6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45" draw:style-name="gr5" draw:text-style-name="P3" draw:layer="layout" svg:width="11.2cm" svg:height="0.199cm" svg:x="3.499cm" svg:y="8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47" draw:style-name="gr5" draw:text-style-name="P3" draw:layer="layout" svg:width="11.2cm" svg:height="5cm" svg:x="3.499cm" svg:y="4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50" draw:style-name="gr5" draw:text-style-name="P3" draw:layer="layout" svg:width="11.2cm" svg:height="3.599cm" svg:x="3.499cm" svg:y="5.5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53" draw:style-name="gr5" draw:text-style-name="P3" draw:layer="layout" svg:width="11.2cm" svg:height="2.199cm" svg:x="3.499cm" svg:y="6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56" draw:style-name="gr5" draw:text-style-name="P3" draw:layer="layout" svg:width="11.2cm" svg:height="0.799cm" svg:x="3.499cm" svg:y="8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59" draw:style-name="gr5" draw:text-style-name="P3" draw:layer="layout" svg:width="11.2cm" svg:height="6cm" svg:x="3.499cm" svg:y="4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62" draw:style-name="gr5" draw:text-style-name="P3" draw:layer="layout" svg:width="11.2cm" svg:height="4.6cm" svg:x="3.499cm" svg:y="5.5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65" draw:style-name="gr5" draw:text-style-name="P3" draw:layer="layout" svg:width="11.2cm" svg:height="3.199cm" svg:x="3.499cm" svg:y="6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68" draw:style-name="gr5" draw:text-style-name="P3" draw:layer="layout" svg:width="11.2cm" svg:height="1.799cm" svg:x="3.499cm" svg:y="8.323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12</meta:editing-cycles>
    <meta:creation-date>2017-01-09T19:15:28</meta:creation-date>
    <dc:date>2021-11-05T13:11:39.438449946</dc:date>
    <meta:editing-duration>PT41S</meta:editing-duration>
    <meta:generator>LibreOffice/6.4.3.2$Linux_X86_64 LibreOffice_project/40$Build-2</meta:generator>
    <meta:document-statistic meta:object-count="8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